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Verdana" svg:font-family="Verdana, Arial, Helvetica, sans-serif"/>
    <style:font-face style:name="Arial2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eba1c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8e648" officeooo:paragraph-rsid="0018e648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8e648" officeooo:paragraph-rsid="001eba1c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eba1c" officeooo:paragraph-rsid="001eba1c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officeooo:rsid="0018e648" officeooo:paragraph-rsid="001eba1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20129" officeooo:paragraph-rsid="0022012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360cf" officeooo:paragraph-rsid="002360cf"/>
    </style:style>
    <style:style style:name="T1" style:family="text">
      <style:text-properties officeooo:rsid="0018e648"/>
    </style:style>
    <style:style style:name="T2" style:family="text">
      <style:text-properties style:font-name="Arial" officeooo:rsid="001eba1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eba1c" style:font-size-asian="15pt" style:font-size-complex="15pt"/>
    </style:style>
    <style:style style:name="T5" style:family="text">
      <style:text-properties officeooo:rsid="00220129"/>
    </style:style>
    <style:style style:name="T6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weight="normal"/>
    </style:style>
    <style:style style:name="T8" style:family="text">
      <style:text-properties officeooo:rsid="00236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<text:span text:style-name="T8">2</text:span> – <text:span text:style-name="T1">Extra credit problems </text:span></text:p>
      <text:p text:style-name="P1"/>
      <text:p text:style-name="P1">Yi Xue <text:s/>0<text:span text:style-name="T1">4</text:span>/<text:span text:style-name="T1">10</text:span>/2016</text:p>
      <text:p text:style-name="P1"/>
      <text:p text:style-name="P7"><text:span text:style-name="T3">Extra credit </text:span><text:span text:style-name="T4">problem from Stallings: </text:span><text:s/></text:p>
      <text:p text:style-name="P5"/>
      <text:p text:style-name="P6"><text:span text:style-name="T5">9-7</text:span>. <text:s/><text:span text:style-name="T5">Answers : <text:s/>not safe to generate new keys from old modulus.</text:span></text:p>
      <text:p text:style-name="P6"><text:s text:c="7"/><text:span text:style-name="T5">Given N, e and d, there is <text:s/>some published algorithm to do factorial attack on RSA algorithms. </text:span></text:p>
      <text:p text:style-name="P6"><text:s/></text:p>
      <text:p text:style-name="P8">http://www.di-mgt.com.au/rsa_factorize_n.html</text:p>
      <text:p text:style-name="P8">reference: </text:p>
      <text:p text:style-name="P3"><text:span text:style-name="T2"><text:s text:c="7"/></text:span><text:span text:style-name="T6">Boneh, D. </text:span><text:span text:style-name="Citation"><text:span text:style-name="T7">Twenty Years of Attacks on the RSA Cryptosystem</text:span></text:span><text:span text:style-name="T6">, Notices of the American Mathematical Society, 46(2):203-213, 1999</text:span></text:p>
      <text:p text:style-name="P4"/>
      <text:p text:style-name="P9">9-15. Answers: <text:s/></text:p>
      <text:p text:style-name="P9"/>
      <text:p text:style-name="P9"><text:s text:c="7"/>BG sends to B the block : [BG, E(PUb, M), B] <text:s text:c="2"/></text:p>
      <text:p text:style-name="P9"><text:s text:c="7"/>“E(PUb, M]” is the message A previously sent to B. </text:p>
      <text:p text:style-name="P9"><text:s text:c="6"/></text:p>
      <text:p text:style-name="P9"><text:s text:c="7"/>B replies to BG : <text:s/>[ B, E(PUbg, M), BG ] </text:p>
      <text:p text:style-name="P9"><text:s text:c="7"/>When BG receives the message, he can decrypt the message with his private key. </text:p>
      <text:p text:style-name="P9"/>
      <text:p text:style-name="P9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'Helvetica Neue', Helvetica, sans-serif"/>
    <style:font-face style:name="Verdana" svg:font-family="Verdana, Arial, Helvetica, sans-serif"/>
    <style:font-face style:name="Arial2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2:55</meta:creation-date>
    <dc:language>en-US</dc:language>
    <meta:editing-cycles>11</meta:editing-cycles>
    <meta:editing-duration>PT1H57M44S</meta:editing-duration>
    <meta:generator>LibreOffice/4.2.8.2$Linux_X86_64 LibreOffice_project/420m0$Build-2</meta:generator>
    <dc:date>2016-04-03T21:23:22.824286258</dc:date>
    <meta:print-date>2016-02-17T19:04:02.755649334</meta:print-date>
    <meta:document-statistic meta:table-count="0" meta:image-count="0" meta:object-count="0" meta:page-count="1" meta:paragraph-count="16" meta:word-count="109" meta:character-count="713" meta:non-whitespace-character-count="542"/>
  </office:meta>
</office:document-meta>
</file>